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rced Fracture: Game Development in rust</text:p>
      <text:p text:style-name="Standard"/>
      <text:p text:style-name="Standard">This project produces a PC Game focused on active real-time combat in a two dimensional plane. <text:s/>It is written using rust, a programing language featuring zero-cost abstractions, traits and other base layer constructs that change the dynamics of how Game Development code is structured. <text:s/>The core of its internals leverage OpenGL to render the game scene. <text:s/>The games mechanics focus on “skill-shot” abilities to control combat and strategic placement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lter  Wolfe</meta:initial-creator>
    <meta:creation-date>2015-02-20T00:01:59.58</meta:creation-date>
    <dc:date>2015-02-20T01:33:23.57</dc:date>
    <dc:creator>Walter  Wolfe</dc:creator>
    <meta:editing-duration>PT46M3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2" meta:word-count="76" meta:character-count="493"/>
  </office:meta>
</office:document-meta>
</file>